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430e" officeooo:paragraph-rsid="0003430e" style:font-weight-asian="bold" style:font-weight-complex="bold"/>
    </style:style>
    <style:style style:name="P2" style:family="paragraph" style:parent-style-name="Standard" style:master-page-name="">
      <loext:graphic-properties draw:fill="none"/>
      <style:paragraph-properties fo:margin-left="0cm" fo:margin-right="0cm" fo:text-indent="7.999cm" style:auto-text-indent="false" style:page-number="auto" fo:background-color="transparent">
        <style:tab-stops>
          <style:tab-stop style:position="7.92cm"/>
        </style:tab-stops>
      </style:paragraph-properties>
      <style:text-properties fo:font-weight="bold" officeooo:rsid="0003430e" officeooo:paragraph-rsid="0003430e" style:font-weight-asian="bold" style:font-weight-complex="bold"/>
    </style:style>
    <style:style style:name="P3" style:family="paragraph" style:parent-style-name="Standard">
      <style:text-properties fo:font-weight="normal" officeooo:rsid="0003430e" officeooo:paragraph-rsid="0003430e" style:font-weight-asian="normal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text-indent="7.999cm" style:auto-text-indent="false" fo:background-color="transparent">
        <style:tab-stops>
          <style:tab-stop style:position="7.92cm"/>
        </style:tab-stops>
      </style:paragraph-properties>
      <style:text-properties fo:font-weight="normal" officeooo:rsid="0003430e" officeooo:paragraph-rsid="0003430e" style:font-weight-asian="normal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align="end" style:justify-single-word="false" fo:text-indent="7.999cm" style:auto-text-indent="false" fo:background-color="transparent">
        <style:tab-stops>
          <style:tab-stop style:position="7.92cm"/>
        </style:tab-stops>
      </style:paragraph-properties>
      <style:text-properties fo:font-weight="normal" officeooo:rsid="0003430e" officeooo:paragraph-rsid="0003430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{ client_field }}</text:p>
      <text:p text:style-name="P1"/>
      <text:p text:style-name="P1"/>
      <text:p text:style-name="P2">{{ urssaf_name_field }}</text:p>
      <text:p text:style-name="P4">5 avenue André Morizet – 2ème étage</text:p>
      <text:p text:style-name="P5"><text:line-break/>{{ city_field }}, le {{ send_date_field }},</text:p>
      <text:p text:style-name="P1"/>
      <text:p text:style-name="P3">Madame, Monsieur,</text:p>
      <text:p text:style-name="P3"/>
      <text:p text:style-name="P3">{{ reason_field }}</text:p>
      <text:p text:style-name="P3"/>
      <text:p text:style-name="P3">Dans l’attente d’une réponse favorable de votre part,</text:p>
      <text:p text:style-name="P3"/>
      <text:p text:style-name="P3">Restant à disposition pour tout renseignement complémentaire, nous vous prions d’agréer, Madame, Monsieur, nos sincères salutation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8:21:03.587143757</meta:creation-date>
    <dc:date>2022-11-14T18:26:35.049862553</dc:date>
    <meta:editing-duration>PT5M31S</meta:editing-duration>
    <meta:editing-cycles>1</meta:editing-cycles>
    <meta:document-statistic meta:table-count="0" meta:image-count="0" meta:object-count="0" meta:page-count="1" meta:paragraph-count="8" meta:word-count="48" meta:character-count="340" meta:non-whitespace-character-count="298"/>
    <meta:generator>LibreOffice/7.4.2.3$MacOSX_AARCH64 LibreOffice_project/382eef1f22670f7f4118c8c2dd222ec7ad009daf</meta:generator>
  </office:meta>
</office:document-meta>
</file>